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650*"/>
    </style:style>
    <style:style style:name="Table1.B" style:family="table-column">
      <style:table-column-properties style:column-width="9.38cm" style:rel-column-width="5318*"/>
    </style:style>
    <style:style style:name="Table1.C" style:family="table-column">
      <style:table-column-properties style:column-width="4.71cm" style:rel-column-width="26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Helvetica"/>
    </style:style>
    <style:style style:name="P2" style:family="paragraph" style:parent-style-name="Table_20_Contents">
      <style:text-properties style:font-name="Helvetica" officeooo:rsid="00199327" officeooo:paragraph-rsid="00199327"/>
    </style:style>
    <style:style style:name="P3" style:family="paragraph" style:parent-style-name="Table_20_Contents" style:list-style-name="L1">
      <style:text-properties style:font-name="Helvetica" officeooo:rsid="00199327" officeooo:paragraph-rsid="00199327"/>
    </style:style>
    <style:style style:name="P4" style:family="paragraph" style:parent-style-name="Table_20_Contents" style:list-style-name="L2">
      <style:text-properties style:font-name="Helvetica" officeooo:rsid="00199327" officeooo:paragraph-rsid="00199327"/>
    </style:style>
    <style:style style:name="P5" style:family="paragraph" style:parent-style-name="Table_20_Contents" style:list-style-name="L3">
      <style:text-properties style:font-name="Helvetica" officeooo:rsid="00199327" officeooo:paragraph-rsid="00199327"/>
    </style:style>
    <style:style style:name="P6" style:family="paragraph" style:parent-style-name="Table_20_Contents" style:list-style-name="L4">
      <style:text-properties style:font-name="Helvetica" officeooo:rsid="00199327" officeooo:paragraph-rsid="00199327"/>
    </style:style>
    <style:style style:name="P7" style:family="paragraph" style:parent-style-name="Table_20_Contents" style:list-style-name="L6">
      <style:text-properties style:font-name="Helvetica" officeooo:rsid="00199327" officeooo:paragraph-rsid="00199327"/>
    </style:style>
    <style:style style:name="P8" style:family="paragraph" style:parent-style-name="Table_20_Contents" style:list-style-name="L7">
      <style:text-properties style:font-name="Helvetica" officeooo:rsid="00199327" officeooo:paragraph-rsid="00199327"/>
    </style:style>
    <style:style style:name="P9" style:family="paragraph" style:parent-style-name="Table_20_Contents" style:list-style-name="L5">
      <style:text-properties style:font-name="Helvetica" officeooo:rsid="0019e8a9" officeooo:paragraph-rsid="0019e8a9"/>
    </style:style>
    <style:style style:name="P10" style:family="paragraph" style:parent-style-name="Table_20_Contents">
      <style:text-properties style:font-name="Helvetica" officeooo:rsid="0019e8a9" officeooo:paragraph-rsid="0019e8a9"/>
    </style:style>
    <style:style style:name="P11" style:family="paragraph" style:parent-style-name="Table_20_Contents" style:list-style-name="L8">
      <style:text-properties style:font-name="Helvetica" officeooo:rsid="0019e8a9" officeooo:paragraph-rsid="0019e8a9"/>
    </style:style>
    <style:style style:name="P12" style:family="paragraph" style:parent-style-name="Table_20_Contents" style:list-style-name="L9">
      <style:text-properties style:font-name="Helvetica" officeooo:rsid="0019e8a9" officeooo:paragraph-rsid="0019e8a9"/>
    </style:style>
    <style:style style:name="P13" style:family="paragraph" style:parent-style-name="Standard">
      <style:text-properties style:font-name="Helvetica" fo:font-weight="bold" officeooo:rsid="00199327" officeooo:paragraph-rsid="00199327" style:font-weight-asian="bold" style:font-weight-complex="bold"/>
    </style:style>
    <style:style style:name="P14" style:family="paragraph" style:parent-style-name="Standard">
      <style:text-properties style:font-name="Helvetica" fo:font-weight="normal" officeooo:rsid="001a29be" officeooo:paragraph-rsid="00199327" style:font-weight-asian="normal" style:font-weight-complex="normal"/>
    </style:style>
    <style:style style:name="P15" style:family="paragraph" style:parent-style-name="Standard">
      <style:text-properties style:font-name="Helvetica" fo:font-weight="normal" officeooo:rsid="001a29be" officeooo:paragraph-rsid="001a29be" style:font-weight-asian="normal" style:font-weight-complex="normal"/>
    </style:style>
    <style:style style:name="T1" style:family="text">
      <style:text-properties officeooo:rsid="0019e8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ject Salvaging Plan:</text:p>
      <text:p text:style-name="P13"/>
      <text:p text:style-name="P15">The reasoning for this plan is to properly map where effort is going to go each week. Assuming that each member of the team so far has 150-200 hours overall in the project, going by this plan each member should be able to reach the required 450 hours in roughly six weeks. </text:p>
      <text:p text:style-name="P15"/>
      <text:p text:style-name="P15">The salvage plan rigorously implements an Agile-like methodology, in which each portion of the project is broken into individual weeks. This will offer clear and defined goals for short, manageable periods of time – something which was missing during the regular semester for the project.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ay:</text:p>
          </table:table-cell>
          <table:table-cell table:style-name="Table1.A1" office:value-type="string">
            <text:p text:style-name="P2">Tasks:</text:p>
          </table:table-cell>
          <table:table-cell table:style-name="Table1.C1" office:value-type="string">
            <text:p text:style-name="P2">Project/achieved hours</text:p>
          </table:table-cell>
        </table:table-row>
        <table:table-row>
          <table:table-cell table:style-name="Table1.A2" office:value-type="string">
            <text:p text:style-name="P2">Sunday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Monday</text:p>
          </table:table-cell>
          <table:table-cell table:style-name="Table1.A2" office:value-type="string">
            <text:p text:style-name="P10">Weekly team meeting</text:p>
            <text:list xml:id="list7189452781082365676" text:style-name="L8">
              <text:list-item>
                <text:p text:style-name="P11">Discuss the results of the previous working week</text:p>
              </text:list-item>
              <text:list-item>
                <text:p text:style-name="P11">Determine the tasks which need to be completed during the current week</text:p>
              </text:list-item>
              <text:list-item>
                <text:p text:style-name="P11">Compare current progress to the over-arching plan</text:p>
              </text:list-item>
            </text:list>
            <text:p text:style-name="P10">Development</text:p>
            <text:list xml:id="list7508133534163271189" text:style-name="L9">
              <text:list-item>
                <text:p text:style-name="P12">Identify and begin planning and modelling for the current week’s development tasks.</text:p>
              </text:list-item>
            </text:list>
          </table:table-cell>
          <table:table-cell table:style-name="Table1.C2" office:value-type="string">
            <text:p text:style-name="P10">Projected: 10</text:p>
          </table:table-cell>
        </table:table-row>
        <table:table-row>
          <table:table-cell table:style-name="Table1.A2" office:value-type="string">
            <text:p text:style-name="P2">Tuesday</text:p>
          </table:table-cell>
          <table:table-cell table:style-name="Table1.A2" office:value-type="string">
            <text:p text:style-name="P2">Development</text:p>
            <text:list xml:id="list4469051111176348762" text:style-name="L5">
              <text:list-item>
                <text:p text:style-name="P9">Plan for, and lay groundwork for the week’s development tasks</text:p>
              </text:list-item>
            </text:list>
          </table:table-cell>
          <table:table-cell table:style-name="Table1.C2" office:value-type="string">
            <text:p text:style-name="P10">Projected: 10</text:p>
          </table:table-cell>
        </table:table-row>
        <table:table-row>
          <table:table-cell table:style-name="Table1.A2" office:value-type="string">
            <text:p text:style-name="P2">Wednesday</text:p>
          </table:table-cell>
          <table:table-cell table:style-name="Table1.A2" office:value-type="string">
            <text:p text:style-name="P2">Development</text:p>
            <text:list xml:id="list5320118324854833395" text:style-name="L3">
              <text:list-item>
                <text:p text:style-name="P5">Bulk of the development work happens here.</text:p>
              </text:list-item>
            </text:list>
            <text:p text:style-name="P2">Testing</text:p>
            <text:list xml:id="list2000995434902981863" text:style-name="L4">
              <text:list-item>
                <text:p text:style-name="P6">Develop the test plan for this week’s progress</text:p>
              </text:list-item>
            </text:list>
          </table:table-cell>
          <table:table-cell table:style-name="Table1.C2" office:value-type="string">
            <text:p text:style-name="P10">Projected: 10</text:p>
          </table:table-cell>
        </table:table-row>
        <table:table-row>
          <table:table-cell table:style-name="Table1.A2" office:value-type="string">
            <text:p text:style-name="P2">Thursday</text:p>
          </table:table-cell>
          <table:table-cell table:style-name="Table1.A2" office:value-type="string">
            <text:p text:style-name="P2">Development</text:p>
            <text:list xml:id="list911286678269774635" text:style-name="L2">
              <text:list-item>
                <text:p text:style-name="P4">Final touches for the weeks planned development tasks</text:p>
              </text:list-item>
            </text:list>
            <text:p text:style-name="P2">Testing</text:p>
            <text:list xml:id="list6900983273140712954" text:style-name="L6">
              <text:list-item>
                <text:p text:style-name="P7">Extensively test and report on the week’s developed code-base</text:p>
              </text:list-item>
            </text:list>
          </table:table-cell>
          <table:table-cell table:style-name="Table1.C2" office:value-type="string">
            <text:p text:style-name="P10">Projected: 10</text:p>
          </table:table-cell>
        </table:table-row>
        <table:table-row>
          <table:table-cell table:style-name="Table1.A2" office:value-type="string">
            <text:p text:style-name="P2">Friday</text:p>
          </table:table-cell>
          <table:table-cell table:style-name="Table1.A2" office:value-type="string">
            <text:p text:style-name="P2">Development &amp; Testing</text:p>
            <text:list xml:id="list7137263513024996192" text:style-name="L7">
              <text:list-item>
                <text:p text:style-name="P8">Final touches, use these results <text:span text:style-name="T1">for Monday’s discussions</text:span></text:p>
              </text:list-item>
            </text:list>
            <text:p text:style-name="P2">General admin work</text:p>
            <text:list xml:id="list2071022758833448441" text:style-name="L1">
              <text:list-item>
                <text:p text:style-name="P3">Weekly Progress Reports</text:p>
              </text:list-item>
              <text:list-item>
                <text:p text:style-name="P3">Burn<text:span text:style-name="T1">-</text:span>down Chart Update</text:p>
              </text:list-item>
            </text:list>
          </table:table-cell>
          <table:table-cell table:style-name="Table1.C2" office:value-type="string">
            <text:p text:style-name="P10">Projected: 10</text:p>
          </table:table-cell>
        </table:table-row>
        <table:table-row>
          <table:table-cell table:style-name="Table1.A2" office:value-type="string">
            <text:p text:style-name="P2">Saturday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5:33:56.975000000</meta:creation-date>
    <dc:date>2017-10-13T06:05:24.557000000</dc:date>
    <meta:editing-duration>PT6S</meta:editing-duration>
    <meta:editing-cycles>1</meta:editing-cycles>
    <meta:document-statistic meta:table-count="1" meta:image-count="0" meta:object-count="0" meta:page-count="1" meta:paragraph-count="39" meta:word-count="242" meta:character-count="1474" meta:non-whitespace-character-count="1281"/>
    <meta:generator>LibreOffice/5.2.6.2$Windows_x86 LibreOffice_project/a3100ed2409ebf1c212f5048fbe377c281438fdc</meta:generator>
  </office:meta>
</office:document-meta>
</file>